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rsid="000b6a00" officeooo:paragraph-rsid="000b6a00"/>
    </style:style>
    <style:style style:name="P3" style:family="paragraph" style:parent-style-name="Text_20_body" style:list-style-name="L1">
      <style:text-properties fo:language="fr" fo:country="FR" officeooo:rsid="000b6a00" officeooo:paragraph-rsid="000b6a00"/>
    </style:style>
    <style:style style:name="P4" style:family="paragraph" style:parent-style-name="Text_20_body" style:list-style-name="L2">
      <style:text-properties fo:language="fr" fo:country="FR" officeooo:rsid="000b6a00" officeooo:paragraph-rsid="000b6a00"/>
    </style:style>
    <style:style style:name="P5" style:family="paragraph" style:parent-style-name="Text_20_body" style:list-style-name="L3">
      <style:text-properties fo:language="fr" fo:country="FR" officeooo:rsid="000b6a00" officeooo:paragraph-rsid="000b6a00"/>
    </style:style>
    <style:style style:name="P6" style:family="paragraph" style:parent-style-name="Title">
      <style:text-properties fo:language="fr" fo:country="F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L44 – Bilan de sprint </text:p>
      <text:p text:style-name="P1"/>
      <text:p text:style-name="P2">Rétrospectivement, ci-après nos erreurs ayant impliqué un retard dans le rendu et les actions correctives que nous avons mis en place.</text:p>
      <text:p text:style-name="P2"/>
      <text:list xml:id="list1456131289" text:style-name="L1">
        <text:list-item>
          <text:p text:style-name="P3">Volonté d’aboutir à Hello World trop rapidement</text:p>
        </text:list-item>
      </text:list>
      <text:p text:style-name="P2">Cette pression nous a été néfaste dans la mesure où nous sommes partis trop rapidement dans le vif du sujet, sans une compréhension parfaite de chaque étape, ce qui nous a porté préjudice par la suite.</text:p>
      <text:p text:style-name="P2">Nous avons pris la décision après, vendredi, de changer notrer organisation et de nous répartir les tâches afin de chacun être expert d’une partie.</text:p>
      <text:list xml:id="list3738649331" text:style-name="L2">
        <text:list-item>
          <text:p text:style-name="P4">Trop de temps passé sur les tests</text:p>
        </text:list-item>
      </text:list>
      <text:p text:style-name="P2">Nous avons pris le pari de bien travailler la base de test en amont, afin de ne pas perdre de temps là dessus par la suite. Ceci nous a fatalement perdre du temps dans l’aboutissement du compilateur, mais nous servira par la suite.</text:p>
      <text:list xml:id="list3818206445" text:style-name="L3">
        <text:list-item>
          <text:p text:style-name="P5">Lundi: erreurs inattendues venant du DecaPars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8:46:42.470004367</meta:creation-date>
    <dc:date>2024-01-09T08:53:48.343052724</dc:date>
    <meta:editing-duration>PT7M6S</meta:editing-duration>
    <meta:editing-cycles>1</meta:editing-cycles>
    <meta:document-statistic meta:table-count="0" meta:image-count="0" meta:object-count="0" meta:page-count="1" meta:paragraph-count="8" meta:word-count="151" meta:character-count="866" meta:non-whitespace-character-count="724"/>
    <meta:generator>LibreOffice/7.3.7.2$Linux_X86_64 LibreOffice_project/30$Build-2</meta:generator>
  </office:meta>
</office:document-meta>
</file>